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900000003BE39CF4AB6A4FCF2F.gif" manifest:media-type="image/gif"/>
  <manifest:file-entry manifest:full-path="Pictures/10000200000000FA0000005BFBDE35BA3FA5474A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002cm" fo:margin-left="0cm" table:align="left" style:writing-mode="lr-tb"/>
    </style:style>
    <style:style style:name="Table2.A" style:family="table-column">
      <style:table-column-properties style:column-width="7.895cm"/>
    </style:style>
    <style:style style:name="Table2.B" style:family="table-column">
      <style:table-column-properties style:column-width="0.699cm"/>
    </style:style>
    <style:style style:name="Table2.C" style:family="table-column">
      <style:table-column-properties style:column-width="7.408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6.002cm" fo:margin-left="0cm" table:align="left" style:writing-mode="lr-tb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7.784cm"/>
    </style:style>
    <style:style style:name="Table1.D" style:family="table-column">
      <style:table-column-properties style:column-width="2.54cm"/>
    </style:style>
    <style:style style:name="Table1.E" style:family="table-column">
      <style:table-column-properties style:column-width="2.3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002cm" fo:margin-left="0cm" table:align="left" style:writing-mode="lr-tb"/>
    </style:style>
    <style:style style:name="Table4.A" style:family="table-column">
      <style:table-column-properties style:column-width="3.408cm"/>
    </style:style>
    <style:style style:name="Table4.B" style:family="table-column">
      <style:table-column-properties style:column-width="12.594cm"/>
    </style:style>
    <style:style style:name="Table4.A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P4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P5" style:family="paragraph" style:parent-style-name="Standard">
      <style:text-properties officeooo:paragraph-rsid="0031fce2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P8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text-properties style:font-name="Times New Roman" fo:font-size="10pt" officeooo:rsid="0027ef56" officeooo:paragraph-rsid="0027ef56" style:font-size-asian="10pt" style:font-size-complex="10pt"/>
    </style:style>
    <style:style style:name="P10" style:family="paragraph" style:parent-style-name="Standard">
      <style:text-properties style:font-name="Times New Roman" fo:font-size="10pt" officeooo:rsid="0027ef56" officeooo:paragraph-rsid="0032c940" style:font-size-asian="10pt" style:font-size-complex="10pt"/>
    </style:style>
    <style:style style:name="P11" style:family="paragraph" style:parent-style-name="Standard">
      <style:text-properties style:font-name="Times New Roman" fo:font-size="10pt" officeooo:rsid="003524fc" officeooo:paragraph-rsid="0048604e" style:font-size-asian="10pt" style:font-size-complex="10pt"/>
    </style:style>
    <style:style style:name="P12" style:family="paragraph" style:parent-style-name="Standard">
      <style:text-properties style:font-name="Times New Roman" fo:font-size="10pt" officeooo:rsid="0048604e" officeooo:paragraph-rsid="0048604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35290d" officeooo:paragraph-rsid="0048604e" style:font-size-asian="10pt" style:font-size-complex="10pt"/>
    </style:style>
    <style:style style:name="P14" style:family="paragraph" style:parent-style-name="Standard">
      <style:text-properties style:font-name="Times New Roman" fo:font-size="10pt" officeooo:rsid="0031fce2" officeooo:paragraph-rsid="0031fce2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2pt" fo:font-weight="bold" officeooo:paragraph-rsid="002bdcfd" style:font-size-asian="12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/>
    </style:style>
    <style:style style:name="P17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18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bold" officeooo:rsid="0048604e" officeooo:paragraph-rsid="002bdcfd" style:font-weight-asian="bold" style:font-name-complex="Arial"/>
    </style:style>
    <style:style style:name="P19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bold" officeooo:rsid="0048604e" officeooo:paragraph-rsid="0048604e" style:font-weight-asian="bold" style:font-name-complex="Arial"/>
    </style:style>
    <style:style style:name="P20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8604e" officeooo:paragraph-rsid="0048604e" style:font-weight-asian="bold" style:font-name-complex="Ari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rsid="0027ef56" officeooo:paragraph-rsid="0027ef56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paragraph-rsid="0037db04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6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7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paragraph-rsid="00258ebd" style:font-weight-asian="normal" style:font-name-complex="Arial" style:font-weight-complex="normal"/>
    </style:style>
    <style:style style:name="P28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rsid="002042ff" officeooo:paragraph-rsid="002099e1" style:font-weight-asian="normal" style:font-name-complex="Arial" style:font-weight-complex="normal"/>
    </style:style>
    <style:style style:name="P29" style:family="paragraph" style:parent-style-name="Standard">
      <style:paragraph-properties fo:margin-left="0cm" fo:margin-right="0cm" fo:text-indent="-1.016cm" style:auto-text-indent="false">
        <style:tab-stops/>
      </style:paragraph-properties>
      <style:text-properties style:font-name="Times New Roman" style:font-name-complex="Arial"/>
    </style:style>
    <style:style style:name="P30" style:family="paragraph" style:parent-style-name="Standard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8604e" officeooo:paragraph-rsid="004ab834" style:font-name-complex="Arial"/>
    </style:style>
    <style:style style:name="P31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225011" style:font-name-complex="Arial"/>
    </style:style>
    <style:style style:name="P32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1df700"/>
    </style:style>
    <style:style style:name="P33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Arial" officeooo:paragraph-rsid="001df700"/>
    </style:style>
    <style:style style:name="P34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P35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36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333e53" officeooo:paragraph-rsid="00333e53" style:font-size-asian="10pt" style:font-size-complex="10pt"/>
    </style:style>
    <style:style style:name="P37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42816d" officeooo:paragraph-rsid="0042816d" style:font-size-asian="10pt" style:font-size-complex="10pt"/>
    </style:style>
    <style:style style:name="P38" style:family="paragraph" style:parent-style-name="Header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8604e" officeooo:paragraph-rsid="0048604e" style:font-name-complex="Arial"/>
    </style:style>
    <style:style style:name="P39" style:family="paragraph" style:parent-style-name="Header">
      <style:paragraph-properties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40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48674" officeooo:paragraph-rsid="00448674" style:font-weight-asian="bold" style:font-name-complex="Arial" style:font-weight-complex="bold"/>
    </style:style>
    <style:style style:name="P41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/>
    </style:style>
    <style:style style:name="P42" style:family="paragraph" style:parent-style-name="Table_20_Contents">
      <style:text-properties style:font-name="Times New Roman" fo:font-size="10pt" style:font-size-asian="10pt" style:font-size-complex="10pt"/>
    </style:style>
    <style:style style:name="P43" style:family="paragraph" style:parent-style-name="Table_20_Contents">
      <style:text-properties style:font-name="Times New Roman" officeooo:rsid="002bdcfd" officeooo:paragraph-rsid="002bdcfd"/>
    </style:style>
    <style:style style:name="P44" style:family="paragraph" style:parent-style-name="Table_20_Contents">
      <style:text-properties style:font-name="Times New Roman" officeooo:rsid="002c6bf2" officeooo:paragraph-rsid="002f72f1"/>
    </style:style>
    <style:style style:name="P45" style:family="paragraph" style:parent-style-name="Table_20_Contents">
      <style:text-properties style:font-name="Times New Roman" officeooo:rsid="0026bd5b" officeooo:paragraph-rsid="002bdcfd"/>
    </style:style>
    <style:style style:name="P46" style:family="paragraph" style:parent-style-name="Table_20_Contents">
      <style:text-properties style:font-name="Times New Roman" officeooo:rsid="0026bd5b" officeooo:paragraph-rsid="0026bd5b"/>
    </style:style>
    <style:style style:name="T1" style:family="text">
      <style:text-properties style:font-name-complex="Arial"/>
    </style:style>
    <style:style style:name="T2" style:family="text">
      <style:text-properties officeooo:rsid="0027ef56" style:font-name-complex="Arial"/>
    </style:style>
    <style:style style:name="T3" style:family="text">
      <style:text-properties officeooo:rsid="002f72f1" style:font-name-complex="Arial"/>
    </style:style>
    <style:style style:name="T4" style:family="text">
      <style:text-properties officeooo:rsid="0041df2f" style:font-name-complex="Arial"/>
    </style:style>
    <style:style style:name="T5" style:family="text">
      <style:text-properties officeooo:rsid="0021e65e"/>
    </style:style>
    <style:style style:name="T6" style:family="text">
      <style:text-properties fo:font-weight="normal" officeooo:rsid="0021e65e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32c940"/>
    </style:style>
    <style:style style:name="T9" style:family="text">
      <style:text-properties officeooo:rsid="0048604e"/>
    </style:style>
    <style:style style:name="T10" style:family="text">
      <style:text-properties officeooo:rsid="004ab83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1">
<text:span text:style-name="T7">@internal_name;noquote@</text:span> <text:span text:style-name="T7">· @internal_address_line1;noquote@ · @internal_postal_code;noquote@ @internal_city;noquote@</text:span> <text:span text:style-name="T1">
<text:line-break/>
</text:span>
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list xml:id="list175862023504823292" text:style-name="Outline">
                <text:list-item>
                  <text:list>
                    <text:list-item>
                      <text:h text:style-name="P21" text:outline-level="2">
<text:bookmark-start text:name="KundeFirma"/>@company_name;noquote@<text:bookmark-end text:name="KundeFirma"/>
</text:h>
                    </text:list-item>
                  </text:list>
                </text:list-item>
              </text:list>
              <text:p text:style-name="P35">@address_line1;noquote@</text:p>
              <text:p text:style-name="P35">@address_postal_code;noquote@ @address_city;noquote@</text:p>
              <text:p text:style-name="P36">@country_name@</text:p>
              <text:p text:style-name="P37">
<text:span text:style-name="T9">USt-IdNr.: <text:s text:c="2"/>
</text:span>
<text:s/>@vat_number@</text:p>
            </table:table-cell>
            <table:table-cell table:style-name="Table2.A1" office:value-type="string">
              <text:list xml:id="list123031071194629" text:continue-numbering="true" text:style-name="Outline">
                <text:list-item>
                  <text:list>
                    <text:list-item>
                      <text:h text:style-name="P9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2185823" text:continue-numbering="true" text:style-name="Outline">
                <text:list-item>
                  <text:list>
                    <text:list-item>
                      <text:h text:style-name="P9" text:outline-level="2">@internal_name;noquote@</text:h>
                    </text:list-item>
                    <text:list-item>
                      <text:h text:style-name="P9" text:outline-level="2">@internal_address_line1;noquote@</text:h>
                    </text:list-item>
                    <text:list-item>
                      <text:h text:style-name="P11" text:outline-level="2">@internal_postal_code;noquote@ @internal_city;noquote@</text:h>
                    </text:list-item>
                    <text:list-item>
                      <text:h text:style-name="P12" text:outline-level="2">@internal_country_name;noquote@</text:h>
                    </text:list-item>
                    <text:list-item>
                      <text:h text:style-name="P13" text:outline-level="2">
<text:span text:style-name="T9">USt-IdNr.</text:span>: @internal_vat_number;noquote@</text:h>
                    </text:list-item>
                    <text:list-item>
                      <text:h text:style-name="P13" text:outline-level="2"/>
                    </text:list-item>
                    <text:list-item>
                      <text:h text:style-name="P14" text:outline-level="2">
<text:span text:style-name="T10">Email:</text:span><text:s text:c="8"/>accounting@project-open.com</text:h>
                    </text:list-item>
                    <text:list-item>
                      <text:h text:style-name="P10" text:outline-level="2">
<text:span text:style-name="T8">Web: <text:s text:c="8"/>
</text:span>@internal_web_site;noquote@</text:h>
                    </text:list-item>
                    <text:list-item>
                      <text:h text:style-name="P9" text:outline-level="2">Fon: <text:s text:c="9"/>@internal_phone;noquote@</text:h>
                    </text:list-item>
                    <text:list-item>
                      <text:h text:style-name="P9" text:outline-level="2">Fax: <text:s text:c="9"/>@internal_fax;noquote@</text:h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2"/>
            </table:table-cell>
            <table:table-cell table:style-name="Table2.A1" office:value-type="string">
              <text:list xml:id="list123031075199037" text:continue-numbering="true" text:style-name="Outline">
                <text:list-item>
                  <text:list>
                    <text:list-item>
                      <text:h text:style-name="P22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6175827" text:continue-numbering="true" text:style-name="Outline">
                <text:list-item>
                  <text:list>
                    <text:list-item>
                      <text:h text:style-name="P22" text:outline-level="2"/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2"/>
            </table:table-cell>
            <table:table-cell table:style-name="Table2.A1" office:value-type="string">
              <text:list xml:id="list123031076183793" text:continue-numbering="true" text:style-name="Outline">
                <text:list-item>
                  <text:list>
                    <text:list-item>
                      <text:h text:style-name="P23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7201769" text:continue-numbering="true" text:style-name="Outline">
                <text:list-item>
                  <text:list>
                    <text:list-item>
                      <text:h text:style-name="P23" text:outline-level="2">
<text:span text:style-name="T4">Date</text:span>
<text:span text:style-name="T2">: </text:span>
<text:span text:style-name="T3">&lt;%=[lc_time_fmt $invoice_date "%e. %B %Y" de_DE]%&gt;</text:span>
</text:h>
                    </text:list-item>
                  </text:list>
                </text:list-item>
              </text:list>
            </table:table-cell>
          </table:table-row>
        </table:table>
        <text:list xml:id="list123031077173051" text:continue-numbering="true" text:style-name="Outline">
          <text:list-item>
            <text:list>
              <text:list-item>
                <text:h text:style-name="P29" text:outline-level="2">
<text:line-break/>
<text:tab/> <text:tab/> </text:h>
              </text:list-item>
              <text:list-item>
                <text:h text:style-name="P15" text:outline-level="2">
<text:span text:style-name="T9">Rechnungsnummer:</text:span> @invoice_nr;noquote@</text:h>
              </text:list-item>
              <text:list-item>
                <text:h text:style-name="P16" text:outline-level="2">
<text:s/>
</text:h>
              </text:list-item>
              <text:list-item>
                <text:h text:style-name="P17" text:outline-level="2"/>
              </text:list-item>
            </text:list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 table:style-name="Table1.1">
              <table:table-cell table:style-name="Table1.A1" office:value-type="string">
                <text:list xml:id="list123031078173442" text:continue-numbering="true" text:style-name="Outline">
                  <text:list-item>
                    <text:list>
                      <text:list-item>
                        <text:h text:style-name="P18" text:outline-level="2">Menge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79181412" text:continue-numbering="true" text:style-name="Outline">
                  <text:list-item>
                    <text:list>
                      <text:list-item>
                        <text:h text:style-name="P19" text:outline-level="2">Einheit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79202763" text:continue-numbering="true" text:style-name="Outline">
                  <text:list-item>
                    <text:list>
                      <text:list-item>
                        <text:h text:style-name="P20" text:outline-level="2">Bezeichnung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80194464" text:continue-numbering="true" text:style-name="Outline">
                  <text:list-item>
                    <text:list>
                      <text:list-item>
                        <text:h text:style-name="P20" text:outline-level="2">Preis/Einheit</text:h>
                      </text:list-item>
                    </text:list>
                  </text:list-item>
                </text:list>
              </table:table-cell>
              <table:table-cell table:style-name="Table1.E1" office:value-type="string">
                <text:list xml:id="list123031080182007" text:continue-numbering="true" text:style-name="Outline">
                  <text:list-item>
                    <text:list>
                      <text:list-item>
                        <text:h text:style-name="P20" text:outline-level="2">Betrag</text:h>
                      </text:list-item>
                    </text:list>
                  </text:list-item>
                </text:list>
              </table:table-cell>
            </table:table-row>
          </table:table-header-rows>
          <table:table-row table:style-name="Table1.1">
            <table:table-cell table:style-name="Table1.A2" office:value-type="string">
              <text:list xml:id="list123031080187482" text:continue-numbering="true" text:style-name="Outline">
                <text:list-item>
                  <text:list>
                    <text:list-item>
                      <text:h text:style-name="P26" text:outline-level="2">@item_units_pretty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1190695" text:continue-numbering="true" text:style-name="Outline">
                <text:list-item>
                  <text:list>
                    <text:list-item>
                      <text:h text:style-name="P25" text:outline-level="2">@item_uom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1202833" text:continue-numbering="true" text:style-name="Outline">
                <text:list-item>
                  <text:list>
                    <text:list-item>
                      <text:h text:style-name="P24" text:outline-level="2">@item_name;noquote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2203089" text:continue-numbering="true" text:style-name="Outline">
                <text:list-item>
                  <text:list>
                    <text:list-item>
                      <text:h text:style-name="P27" text:outline-level="2">@price_per_unit@ <text:span text:style-name="T5">@item_currency@</text:span>
</text:h>
                    </text:list-item>
                  </text:list>
                </text:list-item>
              </text:list>
            </table:table-cell>
            <table:table-cell table:style-name="Table1.E2" office:value-type="string">
              <text:list xml:id="list123031082195914" text:continue-numbering="true" text:style-name="Outline">
                <text:list-item>
                  <text:list>
                    <text:list-item>
                      <text:h text:style-name="P28" text:outline-level="2">@amount_formatted@ @item_currency@</text:h>
                    </text:list-item>
                  </text:list>
                </text:list-item>
              </text:list>
            </table:table-cell>
          </table:table-row>
          <table:table-row table:style-name="Table1.1">
            <table:table-cell table:style-name="Table1.A1" table:number-columns-spanned="3" office:value-type="string">
              <text:list xml:id="list123031082171623" text:continue-numbering="true" text:style-name="Outline">
                <text:list-item>
                  <text:list>
                    <text:list-item>
                      <text:h text:style-name="P30" text:outline-level="2">MwSt. @vat_perc_pretty;noquote@ %</text:h>
                    </text:list-item>
                  </text:list>
                </text:list-item>
              </text:list>
            </table:table-cell>
            <table:covered-table-cell/>
            <table:covered-table-cell/>
            <table:table-cell table:style-name="Table1.E1" table:number-columns-spanned="2" office:value-type="string">
              <text:list xml:id="list123031083200229" text:continue-numbering="true" text:style-name="Outline">
                <text:list-item>
                  <text:list>
                    <text:list-item>
                      <text:h text:style-name="P31" text:outline-level="2">@vat_amount_pretty;noquote@ <text:span text:style-name="T6">@item_currency@</text:span>
</text:h>
                    </text:list-item>
                  </text:list>
                </text:list-item>
              </text:list>
            </table:table-cell>
            <table:covered-table-cell/>
          </table:table-row>
          <table:table-row table:style-name="Table1.1">
            <table:table-cell table:style-name="Table1.A2" table:number-columns-spanned="3" office:value-type="string">
              <text:p text:style-name="P38">Nettobetrag</text:p>
            </table:table-cell>
            <table:covered-table-cell/>
            <table:covered-table-cell/>
            <table:table-cell table:style-name="Table1.E2" table:number-columns-spanned="2" office:value-type="string">
              <text:p text:style-name="P40">@total_due_pretty;noquote@ @item_currency@</text:p>
            </table:table-cell>
            <table:covered-table-cell/>
          </table:table-row>
        </table:table>
        <text:p text:style-name="P39">
<text:line-break/>
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3">
<text:span text:style-name="T9">Zahlungsbedingungen:</text:span></text:p>
            </table:table-cell>
            <table:table-cell table:style-name="Table4.A1" office:value-type="string">
              <text:p text:style-name="P44">
<text:span text:style-name="T9">Wir danken für Ihr Vertrauen und ersuchen, den Rechnungsbetrag bis zum folgenden Datum zu überweisen</text:span>: &lt;%=[lc_time_fmt $calculated_due_date "%e. %B %Y" de_DE]%&gt;</text:p>
            </table:table-cell>
          </table:table-row>
          <table:table-row>
            <table:table-cell table:style-name="Table4.A1" office:value-type="string">
              <text:p text:style-name="P43">
<text:span text:style-name="T9">Bankverbindung:</text:span></text:p>
            </table:table-cell>
            <table:table-cell table:style-name="Table4.A1" office:value-type="string">
              <text:p text:style-name="P45">@invoice_payment_method_desc@</text:p>
            </table:table-cell>
          </table:table-row>
          <table:table-row>
            <table:table-cell table:style-name="Table4.A1" office:value-type="string">
              <text:p text:style-name="P43">
<text:span text:style-name="T9">Bemerkungen:</text:span></text:p>
            </table:table-cell>
            <table:table-cell table:style-name="Table4.A1" office:value-type="string">
              <text:p text:style-name="P46">@cost_note@</text:p>
            </table:table-cell>
          </table:table-row>
        </table:table>
        <text:list xml:id="list123031086186138" text:continue-numbering="true" text:style-name="Outline">
          <text:list-item>
            <text:list>
              <text:list-item>
                <text:h text:style-name="P32" text:outline-level="2"/>
              </text:list-item>
              <text:list-item>
                <text:h text:style-name="P33" text:outline-level="2"/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2" style:list-style-name="Outline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" style:list-style-name="" style:class="text">
      <style:paragraph-properties fo:text-align="center" style:justify-single-word="false"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enderadresse" style:family="paragraph" style:parent-style-name="Standard" style:default-outline-level="" style:list-style-name="">
      <style:paragraph-properties style:line-height-at-least="0.353cm" fo:keep-together="always">
        <style:tab-stops>
          <style:tab-stop style:position="3.868cm"/>
        </style:tab-stops>
      </style:paragraph-properties>
      <style:text-properties fo:font-size="8pt" fo:letter-spacing="-0.004cm" style:font-size-asian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default-outline-level="" style:list-style-name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16.007cm"/>
    </style:style>
    <style:style style:name="Table3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M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MP5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MP6" style:family="paragraph" style:parent-style-name="Standard">
      <style:text-properties officeooo:paragraph-rsid="0031fce2"/>
    </style:style>
    <style:style style:name="MP7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MP8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MP9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0.66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31cm" fo:margin-left="0cm" fo:margin-right="0cm" fo:margin-bottom="3.332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y="0.002cm" draw:z-index="0"><draw:text-box fo:min-height="0.37cm" fo:min-width="0.041cm"><text:p text:style-name="Header"><text:span text:style-name="Page_20_Number"/></text:p></draw:text-box></draw:frame><draw:frame draw:style-name="Mfr2" draw:name="graphics3" text:anchor-type="paragraph" svg:x="0.086cm" svg:y="-0.132cm" svg:width="6.615cm" svg:height="2.408cm" draw:z-index="1"><draw:image xlink:href="Pictures/10000200000000FA0000005B13C7B448.gif" xlink:type="simple" xlink:show="embed" xlink:actuate="onLoad"/></draw:frame><text:tab/></text:p>
        <text:p text:style-name="MP2"/>
        <text:p text:style-name="MP3"/>
      </style:header>
      <style:footer>
        <text:list xml:id="list175862023504823292" text:style-name="Outline">
          <text:list-item>
            <text:list>
              <text:list-item>
                <text:h text:style-name="MP4" text:outline-level="2"><text:line-break/></text:h>
              </text:list-item>
            </text:list>
          </text:list-item>
        </text:list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>@internal_name;noquote@ · @internal_address_line1;noquote@ · @internal_postal_code;noquote@ @internal_city;noquote@ </text:p>
            </table:table-cell>
          </table:table-row>
        </table:table>
        <text:list xml:id="list123031054191402" text:continue-numbering="true" text:style-name="Outline">
          <text:list-item>
            <text:list>
              <text:list-item>
                <text:h text:style-name="MP6" text:outline-level="2"/>
              </text:list-item>
            </text:list>
          </text:list-item>
        </text:list>
      </style:footer>
    </style:master-page>
    <style:master-page style:name="First_20_Page" style:display-name="First Page" style:page-layout-name="Mpm1" style:next-style-name="Standard">
      <style:header>
        <text:list xml:id="list123031054190363" text:continue-numbering="true" text:style-name="Outline">
          <text:list-item>
            <text:list>
              <text:list-item>
                <text:h text:style-name="MP7" text:outline-level="2"><text:bookmark text:name="intranetlogo"/><text:s/></text:h>
              </text:list-item>
            </text:list>
          </text:list-item>
        </text:list>
        <text:p text:style-name="MP8"><draw:frame draw:style-name="Mfr2" draw:name="graphics1" text:anchor-type="paragraph" svg:x="-0.072cm" svg:y="0.926cm" svg:width="3.81cm" svg:height="1.561cm" draw:z-index="0"><draw:image xlink:href="Pictures/10000200000000900000003B5961405F.gif" xlink:type="simple" xlink:show="embed" xlink:actuate="onLoad"/></draw:frame></text:p>
      </style:header>
      <style:footer>
        <text:list xml:id="list123031059172984" text:continue-numbering="true" text:style-name="Outline">
          <text:list-item>
            <text:list>
              <text:list-item>
                <text:h text:style-name="MP9" text:outline-level="2">]project-open[ - Phone: +34 933 250 914, Telefax: +34 932 890 729, email: info@project-open.com, http://www.project-open.com </text:h>
              </text:list-item>
            </text:list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]project-open[ ODF </dc:title>
    <meta:creation-date>2014-02-03T11:10:54.16</meta:creation-date>
    <meta:editing-cycles>3</meta:editing-cycles>
    <meta:generator>LibreOffice/5.0.2.2$Windows_x86 LibreOffice_project/37b43f919e4de5eeaca9b9755ed688758a8251fe</meta:generator>
    <meta:editing-duration>PT5M36S</meta:editing-duration>
    <dc:date>2016-07-01T12:24:43.671000000</dc:date>
    <meta:document-statistic meta:table-count="4" meta:image-count="2" meta:object-count="0" meta:page-count="1" meta:paragraph-count="47" meta:word-count="157" meta:character-count="1627" meta:non-whitespace-character-count="1460"/>
  </office:meta>
</office:document-meta>
</file>